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Even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vent.addModuleIdAttributes( ModuleId modu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v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Event.addConfsAttribute(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vent.addMDAttributes( ModuleDescriptor 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vent.addMridAttributes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Ev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ven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vent.addAttributes(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vent.addAttribut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Event.IvyEv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Event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